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4mm"/>
    </style:style>
    <style:style style:name="co3" style:family="table-column">
      <style:table-column-properties fo:break-before="auto" style:column-width="42.93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38.95mm"/>
    </style:style>
    <style:style style:name="co6" style:family="table-column">
      <style:table-column-properties fo:break-before="auto" style:column-width="37.08mm"/>
    </style:style>
    <style:style style:name="co7" style:family="table-column">
      <style:table-column-properties fo:break-before="auto" style:column-width="4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  <style:text-properties fo:color="#000000"/>
    </style:style>
    <style:style style:name="ce2" style:family="table-cell" style:parent-style-name="Default">
      <style:table-cell-properties fo:background-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3.48mm" svg:height="47.36mm" svg:x="16.84mm" svg:y="37.88mm">
            <loext:p draw:notify-on-update-of-ranges="Sheet1.C3:Sheet1.C3 Sheet1.C3:Sheet1.C8 Sheet1.B3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1.85mm" svg:height="46.04mm" svg:x="142.1mm" svg:y="41.87mm">
            <loext:p draw:notify-on-update-of-ranges="Sheet1.F3:Sheet1.F8 Sheet1.G3:Sheet1.G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4.14mm" svg:height="47.33mm" svg:x="260.11mm" svg:y="46.34mm">
            <loext:p draw:notify-on-update-of-ranges="Sheet1.J3:Sheet1.J8 Sheet1.K3:Sheet1.K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m Index e sem Materialized View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m Index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m Index e Materialized View</text:p>
          </table:table-cell>
          <table:covered-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.964629123496" calcext:value-type="float">
            <text:p>318,964629123496</text:p>
          </table:table-cell>
          <table:table-cell office:value-type="float" office:value="0.00313409115365318" calcext:value-type="float">
            <text:p>0,003134091153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.874303000556" calcext:value-type="float">
            <text:p>342,874303000556</text:p>
          </table:table-cell>
          <table:table-cell office:value-type="float" office:value="0.00291539211982507" calcext:value-type="float">
            <text:p>0,002915392119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.4767477438998" calcext:value-type="float">
            <text:p>59,4767477438998</text:p>
          </table:table-cell>
          <table:table-cell office:value-type="float" office:value="0.0168120887243697" calcext:value-type="float">
            <text:p>0,01681208872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2.395770754816" calcext:value-type="float">
            <text:p>312,395770754816</text:p>
          </table:table-cell>
          <table:table-cell office:value-type="float" office:value="0.0064003820256082" calcext:value-type="float">
            <text:p>0,0064003820256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8.959315712933" calcext:value-type="float">
            <text:p>328,959315712933</text:p>
          </table:table-cell>
          <table:table-cell office:value-type="float" office:value="0.00607797141993315" calcext:value-type="float">
            <text:p>0,0060779714199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.610130712238" calcext:value-type="float">
            <text:p>54,610130712238</text:p>
          </table:table-cell>
          <table:table-cell office:value-type="float" office:value="0.0366241903345588" calcext:value-type="float">
            <text:p>0,036624190334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9.688695536777" calcext:value-type="float">
            <text:p>669,688695536777</text:p>
          </table:table-cell>
          <table:table-cell office:value-type="float" office:value="0.00597299478832662" calcext:value-type="float">
            <text:p>0,0059729947883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31.339383906206" calcext:value-type="float">
            <text:p>631,339383906206</text:p>
          </table:table-cell>
          <table:table-cell office:value-type="float" office:value="0.00633371728286348" calcext:value-type="float">
            <text:p>0,0063337172828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.2781481344529" calcext:value-type="float">
            <text:p>57,2781481344529</text:p>
          </table:table-cell>
          <table:table-cell office:value-type="float" office:value="0.0694542128066202" calcext:value-type="float">
            <text:p>0,06945421280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7.34394884462" calcext:value-type="float">
            <text:p>1097,34394884462</text:p>
          </table:table-cell>
          <table:table-cell office:value-type="float" office:value="0.00729165775667548" calcext:value-type="float">
            <text:p>0,0072916577566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6.4599100641" calcext:value-type="float">
            <text:p>1256,4599100641</text:p>
          </table:table-cell>
          <table:table-cell office:value-type="float" office:value="0.00636682272685369" calcext:value-type="float">
            <text:p>0,0063668227268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5.3071404671051" calcext:value-type="float">
            <text:p>55,3071404671051</text:p>
          </table:table-cell>
          <table:table-cell office:value-type="float" office:value="0.14464289614882" calcext:value-type="float">
            <text:p>0,14464289614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3.28225741328" calcext:value-type="float">
            <text:p>2163,28225741328</text:p>
          </table:table-cell>
          <table:table-cell office:value-type="float" office:value="0.00738996961012084" calcext:value-type="float">
            <text:p>0,0073899696101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20.35086240627" calcext:value-type="float">
            <text:p>2320,35086240627</text:p>
          </table:table-cell>
          <table:table-cell office:value-type="float" office:value="0.00689069834606092" calcext:value-type="float">
            <text:p>0,0068906983460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6.2836880191326" calcext:value-type="float">
            <text:p>56,2836880191326</text:p>
          </table:table-cell>
          <table:table-cell office:value-type="float" office:value="0.283896305463588" calcext:value-type="float">
            <text:p>0,283896305463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8:19:43.189161233</meta:creation-date>
    <dc:date>2017-10-29T19:27:47.223119587</dc:date>
    <meta:editing-duration>PT16M14S</meta:editing-duration>
    <meta:editing-cycles>1</meta:editing-cycles>
    <meta:document-statistic meta:table-count="1" meta:cell-count="57" meta:object-count="3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349cm" svg:height="4.737cm" xlink:href=".." xlink:type="simple" chart:class="chart:scatter" chart:column-mapping="0" chart:style-name="ch1">
        <chart:legend svg:x="0cm" svg:y="0cm" style:legend-expansion="custom" chartooo:width="9.349cm" chartooo:height="4.737cm" style:legend-expansion-aspect-ratio="1.97361199071142" chart:style-name="ch2"/>
        <chart:plot-area chart:style-name="ch3" table:cell-range-address="Sheet1.B3:Sheet1.C8" chart:data-source-has-labels="column" svg:x="0.186cm" svg:y="0.094cm" svg:width="8.977cm" svg:height="4.549cm">
          <chartooo:coordinate-region svg:x="1.284cm" svg:y="0.267cm" svg:width="7.507cm" svg:height="3.782cm"/>
          <chart:axis chart:dimension="x" chart:name="primary-x" chart:style-name="ch4" chartooo:axis-type="auto">
            <chart:categories table:cell-range-address="Sheet1.C3:Sheet1.C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8" chart:class="chart:scatter">
            <chart:domain table:cell-range-address="Sheet1.B3:Sheet1.B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R</text:p>
                <draw:g>
                  <svg:desc>Sheet1.C3:Sheet1.C3</svg:desc>
                </draw:g>
              </table:table-cell>
              <table:table-cell office:value-type="float" office:value="NaN">
                <text:p>NaN</text:p>
                <draw:g>
                  <svg:desc>Sheet1.B3:Sheet1.B8</svg:desc>
                </draw:g>
              </table:table-cell>
              <table:table-cell office:value-type="float" office:value="NaN">
                <text:p>NaN</text:p>
                <draw:g>
                  <svg:desc>Sheet1.C3:Sheet1.C8</svg:desc>
                </draw:g>
              </table:table-cell>
            </table:table-row>
            <table:table-row>
              <table:table-cell office:value-type="string"/>
              <table:table-cell office:value-type="float" office:value="318.964629123496">
                <text:p>318.964629123496</text:p>
              </table:table-cell>
              <table:table-cell office:value-type="float" office:value="0.00313409115365318">
                <text:p>0.00313409115365318</text:p>
              </table:table-cell>
            </table:table-row>
            <table:table-row>
              <table:table-cell office:value-type="string"/>
              <table:table-cell office:value-type="float" office:value="312.395770754816">
                <text:p>312.395770754816</text:p>
              </table:table-cell>
              <table:table-cell office:value-type="float" office:value="0.0064003820256082">
                <text:p>0.0064003820256082</text:p>
              </table:table-cell>
            </table:table-row>
            <table:table-row>
              <table:table-cell office:value-type="string"/>
              <table:table-cell office:value-type="float" office:value="669.688695536777">
                <text:p>669.688695536777</text:p>
              </table:table-cell>
              <table:table-cell office:value-type="float" office:value="0.00597299478832662">
                <text:p>0.00597299478832662</text:p>
              </table:table-cell>
            </table:table-row>
            <table:table-row>
              <table:table-cell office:value-type="string"/>
              <table:table-cell office:value-type="float" office:value="1097.34394884462">
                <text:p>1097.34394884462</text:p>
              </table:table-cell>
              <table:table-cell office:value-type="float" office:value="0.00729165775667548">
                <text:p>0.00729165775667548</text:p>
              </table:table-cell>
            </table:table-row>
            <table:table-row>
              <table:table-cell office:value-type="string"/>
              <table:table-cell office:value-type="float" office:value="2163.28225741328">
                <text:p>2163.28225741328</text:p>
              </table:table-cell>
              <table:table-cell office:value-type="float" office:value="0.00738996961012084">
                <text:p>0.00738996961012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86cm" svg:height="4.605cm" xlink:href=".." xlink:type="simple" chart:class="chart:scatter" chart:style-name="ch1">
        <chart:legend svg:x="0cm" svg:y="0cm" style:legend-expansion="custom" chartooo:width="8.186cm" chartooo:height="4.605cm" style:legend-expansion-aspect-ratio="1.77763300760043" chart:style-name="ch2"/>
        <chart:plot-area chart:style-name="ch3" table:cell-range-address="Sheet1.F3:Sheet1.G8" svg:x="0.163cm" svg:y="0.092cm" svg:width="7.86cm" svg:height="4.421cm">
          <chartooo:coordinate-region svg:x="1.261cm" svg:y="0.265cm" svg:width="6.39cm" svg:height="3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8" chart:class="chart:scatter">
            <chart:domain table:cell-range-address="Sheet1.F3:Sheet1.F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3:Sheet1.F8</svg:desc>
                </draw:g>
              </table:table-cell>
              <table:table-cell office:value-type="float" office:value="NaN">
                <text:p>NaN</text:p>
                <draw:g>
                  <svg:desc>Sheet1.G3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2.874303000556">
                <text:p>342.874303000556</text:p>
              </table:table-cell>
              <table:table-cell office:value-type="float" office:value="0.00291539211982507">
                <text:p>0.00291539211982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.959315712933">
                <text:p>328.959315712933</text:p>
              </table:table-cell>
              <table:table-cell office:value-type="float" office:value="0.00607797141993315">
                <text:p>0.00607797141993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1.339383906206">
                <text:p>631.339383906206</text:p>
              </table:table-cell>
              <table:table-cell office:value-type="float" office:value="0.00633371728286348">
                <text:p>0.00633371728286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6.4599100641">
                <text:p>1256.4599100641</text:p>
              </table:table-cell>
              <table:table-cell office:value-type="float" office:value="0.00636682272685369">
                <text:p>0.00636682272685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0.35086240627">
                <text:p>2320.35086240627</text:p>
              </table:table-cell>
              <table:table-cell office:value-type="float" office:value="0.00689069834606092">
                <text:p>0.006890698346060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15cm" svg:height="4.734cm" xlink:href=".." xlink:type="simple" chart:class="chart:scatter" chart:style-name="ch1">
        <chart:legend svg:x="0cm" svg:y="0cm" style:legend-expansion="custom" chartooo:width="8.415cm" chartooo:height="4.734cm" style:legend-expansion-aspect-ratio="1.77756653992395" chart:style-name="ch2"/>
        <chart:plot-area chart:style-name="ch3" table:cell-range-address="Sheet1.J3:Sheet1.K8" svg:x="0.168cm" svg:y="0.094cm" svg:width="8.079cm" svg:height="4.546cm">
          <chartooo:coordinate-region svg:x="1.08cm" svg:y="0.268cm" svg:width="6.98cm" svg:height="3.7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8" chart:class="chart:scatter">
            <chart:domain table:cell-range-address="Sheet1.J3:Sheet1.J8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3:Sheet1.J8</svg:desc>
                </draw:g>
              </table:table-cell>
              <table:table-cell office:value-type="float" office:value="NaN">
                <text:p>NaN</text:p>
                <draw:g>
                  <svg:desc>Sheet1.K3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4767477438998">
                <text:p>59.4767477438998</text:p>
              </table:table-cell>
              <table:table-cell office:value-type="float" office:value="0.0168120887243697">
                <text:p>0.0168120887243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610130712238">
                <text:p>54.610130712238</text:p>
              </table:table-cell>
              <table:table-cell office:value-type="float" office:value="0.0366241903345588">
                <text:p>0.0366241903345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781481344529">
                <text:p>57.2781481344529</text:p>
              </table:table-cell>
              <table:table-cell office:value-type="float" office:value="0.0694542128066202">
                <text:p>0.0694542128066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3071404671051">
                <text:p>55.3071404671051</text:p>
              </table:table-cell>
              <table:table-cell office:value-type="float" office:value="0.14464289614882">
                <text:p>0.14464289614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2836880191326">
                <text:p>56.2836880191326</text:p>
              </table:table-cell>
              <table:table-cell office:value-type="float" office:value="0.283896305463588">
                <text:p>0.283896305463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